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nus (planeta) [De Viquipèdia]</text:p>
      <text:p text:style-name="Standard">Venus és el segon planeta del sistema solar en ordre de distància al Sol. És un dels planetes interiors i dels planetes tel·lúrics. És conegut popularment com l'estrella del matí o estrela vespertina, ja que degut a la seva proximitat al sol, només es pot observar una estona abans de l'alba o després de la posta. El seu nom prové de la deessa romana de l'amor, probablement per ser el planeta més brillant conegut a l'antiguitat. A l'estar en una òrbita interior a la terrestre la seua superfície presenta fases marcades (com les de la Lluna) que van ser observades per primera vegada per Galileo Galilei el 1610.</text:p>
      <text:h text:style-name="Heading_20_1" text:outline-level="1">Característiques</text:h>
      <text:p text:style-name="Standard">La seva massa, densitat i volum són molt semblants a les terrestres, raó per la qual durant molt de temps va ser considerat com el planeta bessó de la Terra. A partir de la segona meitat del segle XX es va descobrir que en realitat es tracta d'un planeta molt difer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5-01T19:02:05</meta:creation-date>
    <dc:date>2007-05-01T19:05:44</dc:date>
    <dc:language>ca-ES</dc:language>
    <meta:editing-cycles>2</meta:editing-cycles>
    <meta:editing-duration>PT3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64" meta:character-count="931"/>
  </office:meta>
</office:document-meta>
</file>